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7">
      <style:graphic-properties draw:fill="none" draw:stroke="none"/>
    </style:style>
    <style:style style:family="table-cell" style:name="a10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language="en" fo:country="IN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language="en" fo:country="IN"/>
    </style:style>
    <style:style style:family="paragraph" style:name="a1073">
      <style:paragraph-properties/>
    </style:style>
    <style:style style:family="table-cell" style:name="a1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6">
      <style:text-properties fo:language="en" fo:country="IN"/>
    </style:style>
    <style:style style:family="text" style:name="a1077">
      <style:text-properties style:text-position="0% 100%" fo:language="en" fo:country="IN"/>
    </style:style>
    <style:style style:family="text" style:name="a1131">
      <style:text-properties style:text-position="0% 100%" fo:language="en" fo:country="IN"/>
    </style:style>
    <style:style style:family="text" style:name="a1078">
      <style:text-properties fo:language="en" fo:country="IN"/>
    </style:style>
    <style:style style:family="text" style:name="a1132">
      <style:text-properties fo:language="en" fo:country="IN"/>
    </style:style>
    <style:style style:family="paragraph" style:name="a1079">
      <style:paragraph-properties/>
    </style:style>
    <style:style style:family="paragraph" style:name="a1133">
      <style:paragraph-properties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language="en" fo:country="IN"/>
    </style:style>
    <style:style style:family="text" style:name="a1137">
      <style:text-properties fo:language="en" fo:country="IN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/>
    </style:style>
    <style:style style:family="paragraph" style:name="a9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7">
      <style:graphic-properties draw:fill="none" draw:stroke="solid" svg:stroke-width="0.01389in" svg:stroke-color="#000000" svg:stroke-opacity="100%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3">
      <style:graphic-properties draw:fill="none" draw:stroke="none"/>
    </style:style>
    <style:style style:family="presentation" style:name="a814">
      <style:graphic-properties draw:fill="none" draw:stroke="solid" svg:stroke-width="0.01389in" svg:stroke-color="#000000" svg:stroke-opacity="100%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language="en" fo:country="IN"/>
    </style:style>
    <style:style style:family="text" style:name="a1083">
      <style:text-properties style:text-position="0% 100%" fo:language="en" fo:country="IN"/>
    </style:style>
    <style:style style:family="text" style:name="a1084">
      <style:text-properties fo:language="en" fo:country="IN"/>
    </style:style>
    <style:style style:family="paragraph" style:name="a1085">
      <style:paragraph-properties/>
    </style:style>
    <style:style style:family="table-cell" style:name="a11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8">
      <style:text-properties fo:language="en" fo:country="IN"/>
    </style:style>
    <style:style style:family="text" style:name="a1089">
      <style:text-properties style:text-position="0% 100%" fo:language="en" fo:country="IN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language="en" fo:country="IN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4">
      <style:text-properties fo:language="en" fo:country="IN"/>
    </style:style>
    <style:style style:family="text" style:name="a1095">
      <style:text-properties style:text-position="0% 100%" fo:language="en" fo:country="IN"/>
    </style:style>
    <style:style style:family="text" style:name="a1096">
      <style:text-properties fo:language="en" fo:country="IN"/>
    </style:style>
    <style:style style:family="paragraph" style:name="a1097">
      <style:paragraph-properties/>
    </style:style>
    <style:style style:family="table-cell" style:name="a10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9">
      <style:graphic-properties draw:fill="none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draw:fill="none" draw:stroke="solid" svg:stroke-width="0.01389in" svg:stroke-color="#000000" svg:stroke-opacity="100%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7">
      <style:graphic-properties draw:fill="none" draw:stroke="solid" svg:stroke-width="0.01389in" svg:stroke-color="#000000" svg:stroke-opacity="100%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4">
      <style:graphic-properties draw:fill="none" draw:stroke="solid" svg:stroke-width="0.00694in" svg:stroke-color="#5b9bd5" draw:marker-end="a1043" svg:stroke-opacity="100%" draw:stroke-linejoin="miter" svg:stroke-linecap="butt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00">
      <style:table-row-properties style:row-height="0.40556in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language="en" fo:country="IN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language="en" fo:country="IN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language="en" fo:country="IN"/>
    </style:style>
    <style:style style:family="graphic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language="en" fo:country="IN"/>
    </style:style>
    <style:style style:family="paragraph" style:name="a9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language="en" fo:country="IN"/>
    </style:style>
    <style:style style:family="table" style:name="a1057">
      <style:table-properties style:writing-mode="lr-tb"/>
    </style:style>
    <style:style style:family="paragraph" style:name="a1111">
      <style:paragraph-properties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58">
      <style:table-column-properties style:column-width="1.91667in"/>
    </style:style>
    <style:style style:family="paragraph" style:name="a8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59">
      <style:table-column-properties style:column-width="1.91667in"/>
    </style:style>
    <style:style style:family="table-cell" style:name="a11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language="en" fo:country="IN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language="en" fo:country="IN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/>
    </style:style>
    <style:style style:family="paragraph" style:name="a9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language="en" fo:country="IN"/>
    </style:style>
    <style:style style:family="paragraph" style:name="a9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60">
      <style:table-column-properties style:column-width="1.91667in"/>
    </style:style>
    <style:style style:family="table-column" style:name="a1061">
      <style:table-column-properties style:column-width="1.91667in"/>
    </style:style>
    <style:style style:family="table-column" style:name="a1062">
      <style:table-column-properties style:column-width="1.91667in"/>
    </style:style>
    <style:style style:family="table-column" style:name="a1063">
      <style:table-column-properties style:column-width="1.91667in"/>
    </style:style>
    <style:style style:family="table-row" style:name="a1064">
      <style:table-row-properties style:row-height="0.40556in"/>
    </style:style>
    <style:style style:family="text" style:name="a1065">
      <style:text-properties fo:language="en" fo:country="IN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style:text-position="0% 100%" fo:language="en" fo:country="IN"/>
    </style:style>
    <style:style style:family="paragraph" style:name="a1120">
      <style:paragraph-properties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language="en" fo:country="IN"/>
    </style:style>
    <style:style style:family="paragraph" style:name="a1068">
      <style:paragraph-properties/>
    </style:style>
    <style:style style:family="text" style:name="a1122">
      <style:text-properties fo:language="en" fo:country="IN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language="en" fo:country="IN"/>
    </style:style>
    <style:style style:family="paragraph" style:name="a8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language="en" fo:country="IN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style:text-position="0% 100%" fo:language="en" fo:country="IN"/>
    </style:style>
    <style:style style:family="paragraph" style:name="a8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2"/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3"/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/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/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/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/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/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/>
    <text:list-style style:name="a1112"/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/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/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/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/>
    <text:list-style style:name="a1121"/>
    <text:list-style style:name="a1125"/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85" draw:master-page-name="Master1-Layout1-title-Title-Slide" presentation:presentation-page-layout-name="Master1-PPL1" draw:id="Slide-256">
        <draw:frame draw:id="id69" presentation:style-name="a794" draw:name="Title 1" svg:x="1.66667in" svg:y="1.22743in" svg:width="10in" svg:height="2.61111in" presentation:class="title" presentation:placeholder="false">
          <draw:text-box>
            <text:p text:style-name="a793" text:class-names="" text:cond-style-name=""><text:span text:style-name="a786" text:class-names="">Design and Prototypical Implementation of a High-Level Synchronization Component for Dynamic<text:s text:c="1"/></text:span><text:span text:style-name="a787" text:class-names="">Updates<text:s text:c="1"/></text:span><text:span text:style-name="a788" text:class-names="">of Task Run Queues in<text:s text:c="1"/></text:span><text:span text:style-name="a789" text:class-names="">Genode</text:span><text:span text:style-name="a790" text:class-names="">/</text:span><text:span text:style-name="a791" text:class-names="">Fiasco.OC</text:span><text:span text:style-name="a792" text:class-names=""/></text:p>
          </draw:text-box>
          <svg:title/>
          <svg:desc/>
        </draw:frame>
        <draw:frame draw:id="id70" presentation:style-name="a801" draw:name="Subtitle 2" svg:x="1.66667in" svg:y="3.93924in" svg:width="10in" svg:height="1.81076in" presentation:class="subtitle" presentation:placeholder="false">
          <draw:text-box>
            <text:p text:style-name="a800" text:class-names="" text:cond-style-name=""><text:span text:style-name="a795" text:class-names="">Design and Prototypical Implementation of a High-Level Synchronization Component for Dynamic Updates of Task Run Queues in L4<text:s text:c="1"/></text:span><text:span text:style-name="a796" text:class-names="">Fiasco.OC</text:span><text:span text:style-name="a797" text:class-names="">/</text:span><text:span text:style-name="a798" text:class-names="">Genode</text:span><text:span text:style-name="a799" text:class-names=""/></text:p>
          </draw:text-box>
          <svg:title/>
          <svg:desc/>
        </draw:frame>
      </draw:page>
      <draw:page draw:name="Slide5" draw:style-name="a802" draw:master-page-name="Master1-Layout2-obj-Title-and-Content" presentation:presentation-page-layout-name="Master1-PPL2" draw:id="Slide-260">
        <draw:frame draw:id="id71" presentation:style-name="a806" draw:name="Title 1" svg:x="0.91667in" svg:y="0.39931in" svg:width="11.5in" svg:height="1.44965in" presentation:class="title" presentation:placeholder="false">
          <draw:text-box>
            <text:p text:style-name="a805" text:class-names="" text:cond-style-name=""><text:span text:style-name="a803" text:class-names="">Organic computing</text:span><text:span text:style-name="a804" text:class-names=""/></text:p>
          </draw:text-box>
          <svg:title/>
          <svg:desc/>
        </draw:frame>
        <draw:frame draw:id="id72" presentation:style-name="a807" draw:name="Content Placeholder 3" svg:x="3.33336in" svg:y="1.99653in" svg:width="6.66662in" svg:height="4.75868in" style:rel-width="scale" style:rel-height="scale" presentation:class="graphic" presentation:placeholder="false">
          <draw:image xlink:href="media/image1.emf" xlink:type="simple" xlink:show="embed" xlink:actuate="onLoad"/>
          <svg:title/>
          <svg:desc/>
        </draw:frame>
      </draw:page>
      <draw:page draw:name="Slide2" draw:style-name="a808" draw:master-page-name="Master1-Layout2-obj-Title-and-Content" presentation:presentation-page-layout-name="Master1-PPL2" draw:id="Slide-257">
        <draw:frame draw:id="id73" presentation:style-name="a812" draw:name="Title 1" svg:x="0.91667in" svg:y="0.39931in" svg:width="11.5in" svg:height="1.44965in" presentation:class="title" presentation:placeholder="false">
          <draw:text-box>
            <text:p text:style-name="a811" text:class-names="" text:cond-style-name=""><text:span text:style-name="a809" text:class-names="">Organic computing</text:span><text:span text:style-name="a810" text:class-names=""/></text:p>
          </draw:text-box>
          <svg:title/>
          <svg:desc/>
        </draw:frame>
        <draw:frame draw:id="id74" presentation:style-name="a813" draw:name="Content Placeholder 3" svg:x="1.73429in" svg:y="1.75091in" svg:width="7.81212in" svg:height="4.75868in" style:rel-width="scale" style:rel-height="scale" presentation:class="graphic" presentation:placeholder="false">
          <draw:image xlink:href="media/image2.emf" xlink:type="simple" xlink:show="embed" xlink:actuate="onLoad"/>
          <svg:title/>
          <svg:desc/>
        </draw:frame>
        <presentation:notes draw:style-name="a833">
          <draw:page-thumbnail draw:page-number="3" svg:x="0.75in" svg:y="1.25in" svg:width="6in" svg:height="3.375in" presentation:class="page" draw:id="id75" presentation:style-name="a814" draw:name="Slide Image Placeholder 1">
            <svg:title/>
            <svg:desc/>
          </draw:page-thumbnail>
          <draw:frame draw:id="id76" presentation:style-name="a829" draw:name="Notes Placeholder 2" svg:x="0.75in" svg:y="4.8125in" svg:width="6in" svg:height="3.9375in" presentation:class="notes" presentation:placeholder="false">
            <draw:text-box>
              <text:p text:style-name="a826" text:class-names="" text:cond-style-name=""><text:span text:style-name="a815" text:class-names="">The task of the<text:s text:c="1"/></text:span><text:span text:style-name="a816" text:class-names="">OC.observer</text:span><text:span text:style-name="a817" text:class-names=""><text:s text:c="1"/>is to collect data from the scheduler and about the ECU to send it to the<text:s text:c="1"/></text:span><text:span text:style-name="a818" text:class-names="">OC.controller</text:span><text:span text:style-name="a819" text:class-names=""><text:s text:c="1"/>and the<text:s text:c="1"/></text:span><text:span text:style-name="a820" text:class-names="">OC.grid</text:span><text:span text:style-name="a821" text:class-names="">. The<text:s text:c="1"/></text:span><text:span text:style-name="a822" text:class-names="">OC.controller</text:span><text:span text:style-name="a823" text:class-names=""><text:s text:c="1"/>receives additional system-information from the<text:s text:c="1"/></text:span><text:span text:style-name="a824" text:class-names="">ther</text:span><text:span text:style-name="a825" text:class-names=""><text:s text:c="1"/>ECUs in the grid and makes decisions, based on all the data it gets, to add or remove threads from the ready-queue.</text:span></text:p>
              <text:p text:style-name="a828" text:class-names="" text:cond-style-name=""><text:span text:style-name="a827" text:class-names="">The scheduler accesses the ready-queue and schedules the threads on the CPU. After a periodic thread is completed it is added again to the ready-queue</text:span></text:p>
            </draw:text-box>
            <svg:title/>
            <svg:desc/>
          </draw:frame>
          <draw:frame draw:id="id77" draw:style-name="a832" draw:name="Slide Number Placeholder 3" svg:x="4.24826in" svg:y="9.49826in" svg:width="3.25in" svg:height="0.50174in">
            <draw:text-box>
              <text:p text:style-name="a831" text:class-names="" text:cond-style-name=""><text:span text:style-name="a8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834" draw:master-page-name="Master1-Layout2-obj-Title-and-Content" presentation:presentation-page-layout-name="Master1-PPL2" draw:id="Slide-258">
        <draw:frame draw:id="id78" presentation:style-name="a838" draw:name="Title 1" svg:x="0.91667in" svg:y="0.39931in" svg:width="11.5in" svg:height="1.44965in" presentation:class="title" presentation:placeholder="false">
          <draw:text-box>
            <text:p text:style-name="a837" text:class-names="" text:cond-style-name=""><text:span text:style-name="a835" text:class-names="">FPRR scheduler<text:s text:c="1"/></text:span><text:span text:style-name="a836" text:class-names=""/></text:p>
          </draw:text-box>
          <svg:title/>
          <svg:desc/>
        </draw:frame>
        <draw:frame draw:id="id79" presentation:style-name="a839" draw:name="Content Placeholder 3" svg:x="3.6778in" svg:y="1.99653in" svg:width="5.97773in" svg:height="4.75868in" style:rel-width="scale" style:rel-height="scale" presentation:class="graphic" presentation:placeholder="false">
          <draw:image xlink:href="media/image3.emf" xlink:type="simple" xlink:show="embed" xlink:actuate="onLoad"/>
          <svg:title/>
          <svg:desc/>
        </draw:frame>
        <presentation:notes draw:style-name="a867">
          <draw:page-thumbnail draw:page-number="4" svg:x="0.75in" svg:y="1.25in" svg:width="6in" svg:height="3.375in" presentation:class="page" draw:id="id80" presentation:style-name="a840" draw:name="Slide Image Placeholder 1">
            <svg:title/>
            <svg:desc/>
          </draw:page-thumbnail>
          <draw:frame draw:id="id81" presentation:style-name="a863" draw:name="Notes Placeholder 2" svg:x="0.75in" svg:y="4.8125in" svg:width="6in" svg:height="3.9375in" presentation:class="notes" presentation:placeholder="false">
            <draw:text-box>
              <text:p text:style-name="a854" text:class-names="" text:cond-style-name=""><text:span text:style-name="a841" text:class-names="">Every CPU core gets its own ready-queue, therefore the scheduler has to handle all of them. A thread is represented as an instance of the class thread which is a child of the context class which is bound <text:s text:c="1"/>to the<text:s text:c="1"/></text:span><text:span text:style-name="a842" text:class-names="">sched_context</text:span><text:span text:style-name="a843" text:class-names=""><text:s text:c="1"/>class, storing all the information of the thread, like priority. A thread always belongs to a task. The relationship between these classes is shown in figure 3.2. The shown class<text:s text:c="1"/></text:span><text:span text:style-name="a844" text:class-names="">sched_context</text:span><text:span text:style-name="a845" text:class-names=""><text:s text:c="1"/>is the version of the FPRR scheduler (</text:span><text:span text:style-name="a846" text:class-names="">labeled</text:span><text:span text:style-name="a847" text:class-names=""><text:s text:c="1"/>as "</text:span><text:span text:style-name="a848" text:class-names="">Fixed_prio</text:span><text:span text:style-name="a849" text:class-names="">" in the figure). While using the FPRR, the ready-queue consists of a list of lists. Each list represents a priority level of the threads. The function<text:s text:c="1"/></text:span><text:span text:style-name="a850" text:class-names="">next_to_run</text:span><text:span text:style-name="a851" text:class-names="">() of the class<text:s text:c="1"/></text:span><text:span text:style-name="a852" text:class-names="">ready_queue_fp</text:span><text:span text:style-name="a853" text:class-names=""><text:s text:c="1"/>returns the next thread that gets computing time (in this case, the first element of the highest prioritized list).<text:s text:c="1"/></text:span></text:p>
              <text:p text:style-name="a856" text:class-names="" text:cond-style-name=""><text:span text:style-name="a855" text:class-names=""/></text:p>
              <text:p text:style-name="a862" text:class-names="" text:cond-style-name=""><text:span text:style-name="a857" text:class-names="">Enqueue</text:span><text:span text:style-name="a858" text:class-names="">() inserts a thread into the end of the list of its priority. The function<text:s text:c="1"/></text:span><text:span text:style-name="a859" text:class-names="">requeue</text:span><text:span text:style-name="a860" text:class-names="">() is called every time the time-quantum of the thread is finished. It returns the thread back in its list and sets the beginning of the list on the element beyond.</text:span><text:span text:style-name="a861" text:class-names=""/></text:p>
            </draw:text-box>
            <svg:title/>
            <svg:desc/>
          </draw:frame>
          <draw:frame draw:id="id82" draw:style-name="a866" draw:name="Slide Number Placeholder 3" svg:x="4.24826in" svg:y="9.49826in" svg:width="3.25in" svg:height="0.50174in">
            <draw:text-box>
              <text:p text:style-name="a865" text:class-names="" text:cond-style-name=""><text:span text:style-name="a8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868" draw:master-page-name="Master1-Layout2-obj-Title-and-Content" presentation:presentation-page-layout-name="Master1-PPL2" draw:id="Slide-259">
        <draw:frame draw:id="id83" presentation:style-name="a872" draw:name="Title 1" svg:x="0.91667in" svg:y="0.39931in" svg:width="11.5in" svg:height="1.44965in" presentation:class="title" presentation:placeholder="false">
          <draw:text-box>
            <text:p text:style-name="a871" text:class-names="" text:cond-style-name=""><text:span text:style-name="a869" text:class-names="">How its done?</text:span><text:span text:style-name="a870" text:class-names=""/></text:p>
          </draw:text-box>
          <svg:title/>
          <svg:desc/>
        </draw:frame>
        <draw:frame draw:id="id84" presentation:style-name="a916" draw:name="Content Placeholder 2" svg:x="0.91667in" svg:y="1.99653in" svg:width="11.5in" svg:height="5.23424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FPRR scheduler has priority lists</text:span></text:p>
              </text:list-item>
            </text:list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6" text:class-names="">One list for each priority</text:span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9" text:class-names="">When the Controller decides that a new thread needs to be added to this grid</text:span></text:p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list text:style-name="a884">
                      <text:list-item>
                        <text:p text:style-name="a883" text:class-names="" text:cond-style-name=""><text:span text:style-name="a882" text:class-names="">Get the selected CPU</text:span></text:p>
                      </text:list-item>
                    </text:list>
                  </text:list-item>
                </text:list>
              </text:list-item>
            </text:list>
            <text:list text:style-name="a889">
              <text:list-item>
                <text:list text:style-name="a889">
                  <text:list-item>
                    <text:list text:style-name="a889">
                      <text:list-item>
                        <text:p text:style-name="a888" text:class-names="" text:cond-style-name=""><text:span text:style-name="a885" text:class-names="">Get the linked list of the corresponding priority of the<text:s text:c="1"/></text:span><text:span text:style-name="a886" text:class-names="">cpu</text:span><text:span text:style-name="a887" text:class-names=""/></text:p>
                      </text:list-item>
                    </text:list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Add it to the list using one of the sync methods<text:s text:c="1"/></text:span></text:p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p text:style-name="a895" text:class-names="" text:cond-style-name=""><text:span text:style-name="a893" text:class-names="">Mutex</text:span><text:span text:style-name="a894" text:class-names=""/></text:p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p text:style-name="a899" text:class-names="" text:cond-style-name=""><text:span text:style-name="a897" text:class-names="">RCU -&gt; implementation required</text:span><text:span text:style-name="a898" text:class-names=""/></text:p>
                      </text:list-item>
                    </text:list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Writers to the ready queue -&gt;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p text:style-name="a905" text:class-names="" text:cond-style-name=""><text:span text:style-name="a904" text:class-names="">Scheduler itself ? It reads list</text:span></text:p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p text:style-name="a908" text:class-names="" text:cond-style-name=""><text:span text:style-name="a907" text:class-names="">Controller</text:span></text:p>
                      </text:list-item>
                    </text:list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list text:style-name="a912">
                      <text:list-item>
                        <text:p text:style-name="a911" text:class-names="" text:cond-style-name=""><text:span text:style-name="a910" text:class-names="">Operating system ? When a new process is started</text:span></text:p>
                      </text:list-item>
                    </text:list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list text:style-name="a915">
                      <text:list-item>
                        <text:p text:style-name="a914" text:class-names="" text:cond-style-name=""><text:span text:style-name="a91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931">
          <draw:page-thumbnail draw:page-number="5" svg:x="0.75in" svg:y="1.25in" svg:width="6in" svg:height="3.375in" presentation:class="page" draw:id="id85" presentation:style-name="a917" draw:name="Slide Image Placeholder 1">
            <svg:title/>
            <svg:desc/>
          </draw:page-thumbnail>
          <draw:frame draw:id="id86" presentation:style-name="a927" draw:name="Notes Placeholder 2" svg:x="0.75in" svg:y="4.8125in" svg:width="6in" svg:height="3.9375in" presentation:class="notes" presentation:placeholder="false">
            <draw:text-box>
              <text:p text:style-name="a919" text:class-names="" text:cond-style-name=""><text:span text:style-name="a918" text:class-names="">RCU -- https://lwn.net/Articles/262464/</text:span></text:p>
              <text:p text:style-name="a922" text:class-names="" text:cond-style-name=""><text:span text:style-name="a920" text:class-names="">Seq</text:span><text:span text:style-name="a921" text:class-names=""><text:s text:c="1"/>locks- <text:s text:c="1"/>https://lwn.net/Articles/22818/</text:span></text:p>
              <text:p text:style-name="a924" text:class-names="" text:cond-style-name=""><text:span text:style-name="a923" text:class-names=""/></text:p>
              <text:p text:style-name="a926" text:class-names="" text:cond-style-name=""><text:span text:style-name="a925" text:class-names=""/></text:p>
            </draw:text-box>
            <svg:title/>
            <svg:desc/>
          </draw:frame>
          <draw:frame draw:id="id87" draw:style-name="a930" draw:name="Slide Number Placeholder 3" svg:x="4.24826in" svg:y="9.49826in" svg:width="3.25in" svg:height="0.50174in">
            <draw:text-box>
              <text:p text:style-name="a929" text:class-names="" text:cond-style-name=""><text:span text:style-name="a9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32" draw:master-page-name="Master1-Layout2-obj-Title-and-Content" presentation:presentation-page-layout-name="Master1-PPL2" draw:id="Slide-261">
        <draw:frame draw:id="id88" presentation:style-name="a936" draw:name="Title 1" svg:x="0.91667in" svg:y="0.39931in" svg:width="11.5in" svg:height="1.44965in" presentation:class="title" presentation:placeholder="false">
          <draw:text-box>
            <text:p text:style-name="a935" text:class-names="" text:cond-style-name=""><text:span text:style-name="a933" text:class-names="">Thesis research questions<text:tab/></text:span><text:span text:style-name="a934" text:class-names=""/></text:p>
          </draw:text-box>
          <svg:title/>
          <svg:desc/>
        </draw:frame>
        <draw:frame draw:id="id89" presentation:style-name="a966" draw:name="Content Placeholder 2" svg:x="0.91667in" svg:y="2.19433in" svg:width="11.5in" svg:height="4.75868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Synchronization method use</text:span></text:p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>Lock based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3" text:class-names="">Mutex</text:span><text:span text:style-name="a944" text:class-names=""/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p text:style-name="a948" text:class-names="" text:cond-style-name=""><text:span text:style-name="a947" text:class-names="">Semaphore</text:span></text:p>
                      </text:list-item>
                    </text:list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p text:style-name="a951" text:class-names="" text:cond-style-name=""><text:span text:style-name="a950" text:class-names="">Read-write lock</text:span></text:p>
                      </text:list-item>
                    </text:list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<text:s text:c="1"/>Lock-free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p text:style-name="a958" text:class-names="" text:cond-style-name=""><text:span text:style-name="a956" text:class-names="">Seq</text:span><text:span text:style-name="a957" text:class-names=""><text:s text:c="1"/>locks</text:span></text:p>
                      </text:list-item>
                    </text:list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RCU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p text:style-name="a964" text:class-names="" text:cond-style-name=""><text:span text:style-name="a963" text:class-names="">Transactional memory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996">
          <draw:page-thumbnail draw:page-number="6" svg:x="0.75in" svg:y="1.25in" svg:width="6in" svg:height="3.375in" presentation:class="page" draw:id="id90" presentation:style-name="a967" draw:name="Slide Image Placeholder 1">
            <svg:title/>
            <svg:desc/>
          </draw:page-thumbnail>
          <draw:frame draw:id="id91" presentation:style-name="a992" draw:name="Notes Placeholder 2" svg:x="0.75in" svg:y="4.8125in" svg:width="6in" svg:height="3.9375in" presentation:class="notes" presentation:placeholder="false">
            <draw:text-box>
              <text:p text:style-name="a971" text:class-names="" text:cond-style-name=""><text:span text:style-name="a968" text:class-names="">Theoretically lock-free</text:span><text:span text:style-name="a969" text:class-names=""><text:s text:c="1"/>mechanisms should perform better, simply because of the cost of obtaining a lock and only one reader/writer has the lock at a time, this can cause delays which is not acceptable in real-time systems.</text:span><text:span text:style-name="a970" text:class-names=""/></text:p>
              <text:p text:style-name="a973" text:class-names="" text:cond-style-name=""><text:span text:style-name="a972" text:class-names=""/></text:p>
              <text:p text:style-name="a979" text:class-names="" text:cond-style-name=""><text:span text:style-name="a974" text:class-names="">So RCU</text:span><text:span text:style-name="a975" text:class-names=""><text:s text:c="1"/>can be good implementation and to compare implement a simple<text:s text:c="1"/></text:span><text:span text:style-name="a976" text:class-names="">mutex</text:span><text:span text:style-name="a977" text:class-names=""><text:s text:c="1"/>technique</text:span><text:span text:style-name="a978" text:class-names=""/></text:p>
              <text:p text:style-name="a981" text:class-names="" text:cond-style-name=""><text:span text:style-name="a980" text:class-names=""/></text:p>
              <text:p text:style-name="a984" text:class-names="" text:cond-style-name=""><text:span text:style-name="a982" text:class-names="">1 - https://www.kernel.org/doc/Documentation/RCU/listRCU.txt ---</text:span><text:span text:style-name="a983" text:class-names=""><text:s text:c="1"/>read about RCU</text:span></text:p>
              <text:p text:style-name="a989" text:class-names="" text:cond-style-name=""><text:span text:style-name="a985" text:class-names="">2 - https://vimeo.com/113961292 – RCU in<text:s text:c="1"/></text:span><text:span text:style-name="a986" text:class-names="">linux</text:span><text:span text:style-name="a987" text:class-names=""><text:s text:c="1"/>kernel</text:span><text:span text:style-name="a988" text:class-names=""/></text:p>
              <text:p text:style-name="a991" text:class-names="" text:cond-style-name=""><text:span text:style-name="a990" text:class-names=""/></text:p>
            </draw:text-box>
            <svg:title/>
            <svg:desc/>
          </draw:frame>
          <draw:frame draw:id="id92" draw:style-name="a995" draw:name="Slide Number Placeholder 3" svg:x="4.24826in" svg:y="9.49826in" svg:width="3.25in" svg:height="0.50174in">
            <draw:text-box>
              <text:p text:style-name="a994" text:class-names="" text:cond-style-name=""><text:span text:style-name="a9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997" draw:master-page-name="Master1-Layout2-obj-Title-and-Content" presentation:presentation-page-layout-name="Master1-PPL2" draw:id="Slide-262">
        <draw:frame draw:id="id93" presentation:style-name="a1001" draw:name="Title 1" svg:x="0.91667in" svg:y="0.39931in" svg:width="11.5in" svg:height="1.44965in" presentation:class="title" presentation:placeholder="false">
          <draw:text-box>
            <text:p text:style-name="a1000" text:class-names="" text:cond-style-name=""><text:span text:style-name="a998" text:class-names="">Scheduling algorithm<text:tab/></text:span><text:span text:style-name="a999" text:class-names=""/></text:p>
          </draw:text-box>
          <svg:title/>
          <svg:desc/>
        </draw:frame>
        <draw:frame draw:id="id94" presentation:style-name="a1012" draw:name="Content Placeholder 2" svg:x="0.91667in" svg:y="1.99653in" svg:width="11.5in" svg:height="4.75868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FPRR <text:s text:c="1"/>- implemented currently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tab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8" text:class-names="">EDF – implemented currently</text:span><text:span text:style-name="a1009" text:class-names=""/></text:p>
              </text:list-item>
            </text:list>
          </draw:text-box>
          <svg:title/>
          <svg:desc/>
        </draw:frame>
      </draw:page>
      <draw:page draw:name="Slide8" draw:style-name="a1013" draw:master-page-name="Master1-Layout2-obj-Title-and-Content" presentation:presentation-page-layout-name="Master1-PPL2" draw:id="Slide-263">
        <draw:frame draw:id="id95" presentation:style-name="a1017" draw:name="Title 1" svg:x="0.91667in" svg:y="0.39931in" svg:width="11.5in" svg:height="1.44965in" presentation:class="title" presentation:placeholder="false">
          <draw:text-box>
            <text:p text:style-name="a1016" text:class-names="" text:cond-style-name=""><text:span text:style-name="a1014" text:class-names="">Good point for synchronization</text:span><text:span text:style-name="a1015" text:class-names=""/></text:p>
          </draw:text-box>
          <svg:title/>
          <svg:desc/>
        </draw:frame>
        <draw:frame draw:id="id96" presentation:style-name="a1036" draw:name="Content Placeholder 2" svg:x="0.91667in" svg:y="1.99653in" svg:width="11.5in" svg:height="4.7586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When - ?</text:span></text:p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1" text:class-names="">Find out in the system what point you can change ready queue</text:span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p text:style-name="a1025" text:class-names="" text:cond-style-name=""><text:span text:style-name="a1024" text:class-names="">Probably when the periodic thread finishes executing it is added to the ready queue again</text:span></text:p>
                      </text:list-item>
                    </text:list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p text:style-name="a1028" text:class-names="" text:cond-style-name=""><text:span text:style-name="a1027" text:class-names="">So add any additional thread also here and update it</text:span></text:p>
                      </text:list-item>
                    </text:list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p text:style-name="a1031" text:class-names="" text:cond-style-name=""><text:span text:style-name="a1030" text:class-names=""/></text:p>
                      </text:list-item>
                    </text:list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list text:style-name="a1035">
                      <text:list-item>
                        <text:p text:style-name="a1034" text:class-names="" text:cond-style-name=""><text:span text:style-name="a103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ustom-shape svg:x="2.46648in" svg:y="4.53846in" svg:width="0.9511in" svg:height="0.38462in" draw:id="id97" draw:style-name="a1039" draw:name="Rectangle 3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5714in" svg:y="5.14286in" svg:width="0.92308in" svg:height="0.36264in" draw:id="id98" draw:style-name="a1042" draw:name="Rectangle 4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82418in" svg:y1="6.01099in" svg:x2="1.82418in" svg:y2="5.50549in" draw:id="id99" draw:style-name="a1044" draw:name="Straight Arrow Connector 6">
          <svg:title/>
          <svg:desc/>
        </draw:connector>
        <draw:frame draw:id="id100" draw:style-name="a1048" draw:name="TextBox 10" svg:x="1.32967in" svg:y="6.10989in" svg:width="1.61236in" svg:height="0.70684in">
          <draw:text-box>
            <text:p text:style-name="a1047" text:class-names="" text:cond-style-name=""><text:span text:style-name="a1045" text:class-names="">Scheduler reads the queue, update ready queue using RCU</text:span><text:span text:style-name="a1046" text:class-names=""/></text:p>
          </draw:text-box>
          <svg:title/>
          <svg:desc/>
        </draw:frame>
      </draw:page>
      <draw:page draw:name="Slide9" draw:style-name="a1049" draw:master-page-name="Master1-Layout2-obj-Title-and-Content" presentation:presentation-page-layout-name="Master1-PPL2" draw:id="Slide-264">
        <draw:frame draw:id="id101" presentation:style-name="a1053" draw:name="Title 1" svg:x="0.91667in" svg:y="0.39931in" svg:width="11.5in" svg:height="1.44965in" presentation:class="title" presentation:placeholder="false">
          <draw:text-box>
            <text:p text:style-name="a1052" text:class-names="" text:cond-style-name=""><text:span text:style-name="a1050" text:class-names="">Papers<text:tab/><text:tab/></text:span><text:span text:style-name="a1051" text:class-names=""/></text:p>
          </draw:text-box>
          <svg:title/>
          <svg:desc/>
        </draw:frame>
        <draw:frame draw:id="id102" presentation:style-name="a1054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0" draw:style-name="a1055" draw:master-page-name="Master1-Layout2-obj-Title-and-Content" presentation:presentation-page-layout-name="Master1-PPL2" draw:id="Slide-265">
        <draw:frame draw:id="id103" presentation:style-name="a105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4" draw:name="Content Placeholder 3" svg:x="0.91667in" svg:y="1.99653in" svg:width="11.5in" svg:height="1.10556in" presentation:class="table" presentation:placeholder="false">
          <table:table table:style-name="a105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58" table:default-cell-style-name=""/>
            <table:table-column table:style-name="a1059" table:default-cell-style-name=""/>
            <table:table-column table:style-name="a1060" table:default-cell-style-name=""/>
            <table:table-column table:style-name="a1061" table:default-cell-style-name=""/>
            <table:table-column table:style-name="a1062" table:default-cell-style-name=""/>
            <table:table-column table:style-name="a1063" table:default-cell-style-name=""/>
            <table:table-row table:style-name="a1064" table:default-cell-style-name="">
              <table:table-cell table:style-name="a1070">
                <text:list text:style-name="a1069">
                  <text:list-item>
                    <text:p text:style-name="a1068" text:class-names="" text:cond-style-name=""><text:span text:style-name="a1065" text:class-names="">Apr</text:span><text:span text:style-name="a1066" text:class-names=""><text:s text:c="1"/>15 – May 15</text:span><text:span text:style-name="a1067" text:class-names=""/></text:p>
                  </text:list-item>
                </text:list>
              </table:table-cell>
              <table:table-cell table:style-name="a1075">
                <text:list text:style-name="a1074">
                  <text:list-item>
                    <text:p text:style-name="a1073" text:class-names="" text:cond-style-name=""><text:span text:style-name="a1071" text:class-names="">May 15 – Jun 15</text:span><text:span text:style-name="a1072" text:class-names=""/></text:p>
                  </text:list-item>
                </text:list>
              </table:table-cell>
              <table:table-cell table:style-name="a1081">
                <text:list text:style-name="a1080">
                  <text:list-item>
                    <text:p text:style-name="a1079" text:class-names="" text:cond-style-name=""><text:span text:style-name="a1076" text:class-names="">Jun 15 – Jul</text:span><text:span text:style-name="a1077" text:class-names=""><text:s text:c="1"/>15</text:span><text:span text:style-name="a1078" text:class-names=""/></text:p>
                  </text:list-item>
                </text:list>
              </table:table-cell>
              <table:table-cell table:style-name="a1087">
                <text:list text:style-name="a1086">
                  <text:list-item>
                    <text:p text:style-name="a1085" text:class-names="" text:cond-style-name=""><text:span text:style-name="a1082" text:class-names="">July 15 – Aug 15</text:span><text:span text:style-name="a1083" text:class-names=""><text:s text:c="1"/></text:span><text:span text:style-name="a1084" text:class-names=""/></text:p>
                  </text:list-item>
                </text:list>
              </table:table-cell>
              <table:table-cell table:style-name="a1093">
                <text:list text:style-name="a1092">
                  <text:list-item>
                    <text:p text:style-name="a1091" text:class-names="" text:cond-style-name=""><text:span text:style-name="a1088" text:class-names="">Aug</text:span><text:span text:style-name="a1089" text:class-names=""><text:s text:c="1"/>15– Sept 15</text:span><text:span text:style-name="a1090" text:class-names=""/></text:p>
                  </text:list-item>
                </text:list>
              </table:table-cell>
              <table:table-cell table:style-name="a1099">
                <text:list text:style-name="a1098">
                  <text:list-item>
                    <text:p text:style-name="a1097" text:class-names="" text:cond-style-name=""><text:span text:style-name="a1094" text:class-names="">Sept15</text:span><text:span text:style-name="a1095" text:class-names=""><text:s text:c="1"/>– Oct 15</text:span><text:span text:style-name="a1096" text:class-names=""/></text:p>
                  </text:list-item>
                </text:list>
              </table:table-cell>
            </table:table-row>
            <table:table-row table:style-name="a1100" table:default-cell-style-name="">
              <table:table-cell table:style-name="a1108">
                <text:list text:style-name="a1103">
                  <text:list-item>
                    <text:p text:style-name="a1102" text:class-names="" text:cond-style-name=""><text:span text:style-name="a1101" text:class-names="">Research</text:span></text:p>
                  </text:list-item>
                </text:list>
                <text:list text:style-name="a1107">
                  <text:list-item>
                    <text:p text:style-name="a1106" text:class-names="" text:cond-style-name=""><text:span text:style-name="a1104" text:class-names="">Related work</text:span><text:span text:style-name="a1105" text:class-names=""/></text:p>
                  </text:list-item>
                </text:list>
              </table:table-cell>
              <table:table-cell table:style-name="a1113">
                <text:list text:style-name="a1112">
                  <text:list-item>
                    <text:p text:style-name="a1111" text:class-names="" text:cond-style-name=""><text:span text:style-name="a1109" text:class-names="">Design</text:span><text:span text:style-name="a1110" text:class-names=""/></text:p>
                  </text:list-item>
                </text:list>
              </table:table-cell>
              <table:table-cell table:style-name="a1118">
                <text:list text:style-name="a1117">
                  <text:list-item>
                    <text:p text:style-name="a1116" text:class-names="" text:cond-style-name=""><text:span text:style-name="a1114" text:class-names="">Implementation</text:span><text:span text:style-name="a1115" text:class-names=""/></text:p>
                  </text:list-item>
                </text:list>
              </table:table-cell>
              <table:table-cell table:style-name="a1126">
                <text:list text:style-name="a1121">
                  <text:list-item>
                    <text:p text:style-name="a1120" text:class-names="" text:cond-style-name=""><text:span text:style-name="a1119" text:class-names="">Implementation</text:span></text:p>
                  </text:list-item>
                </text:list>
                <text:list text:style-name="a1125">
                  <text:list-item>
                    <text:p text:style-name="a1124" text:class-names="" text:cond-style-name=""><text:span text:style-name="a1122" text:class-names="">Testing</text:span><text:span text:style-name="a1123" text:class-names=""/></text:p>
                  </text:list-item>
                </text:list>
              </table:table-cell>
              <table:table-cell table:style-name="a1135">
                <text:list text:style-name="a1130">
                  <text:list-item>
                    <text:p text:style-name="a1129" text:class-names="" text:cond-style-name=""><text:span text:style-name="a1127" text:class-names="">Testing</text:span><text:span text:style-name="a1128" text:class-names=""><text:s text:c="1"/></text:span></text:p>
                  </text:list-item>
                </text:list>
                <text:list text:style-name="a1134">
                  <text:list-item>
                    <text:p text:style-name="a1133" text:class-names="" text:cond-style-name=""><text:span text:style-name="a1131" text:class-names="">Benchmarking</text:span><text:span text:style-name="a1132" text:class-names=""/></text:p>
                  </text:list-item>
                </text:list>
              </table:table-cell>
              <table:table-cell table:style-name="a1140">
                <text:list text:style-name="a1139">
                  <text:list-item>
                    <text:p text:style-name="a1138" text:class-names="" text:cond-style-name=""><text:span text:style-name="a1136" text:class-names="">Write up</text:span><text:span text:style-name="a1137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79">
      <style:table-cell-properties/>
    </style:style>
    <style:style style:family="table-cell" style:name="a78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0">
      <style:table-cell-properties fo:background-color="#d2deef"/>
    </style:style>
    <style:style style:family="table-cell" style:name="a776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1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7">
      <style:table-cell-properties/>
    </style:style>
    <style:style style:family="table-cell" style:name="a782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 fo:background-color="#d2deef"/>
    </style:style>
    <style:style style:family="table-cell" style:name="a78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043" svg:viewBox="0 0 20 30" svg:d="m10 0-10 30h20z"/>
    <table:table-template table:name="{5C22544A-7EE6-4342-B048-85BDC9FD1C3A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sign and Prototypical Implementation of a High-Level Synchronization Component for Dynamic Updates of Task Run Queues in Genode/Fiasco.OC</dc:title>
    <meta:initial-creator>Guru Mc</meta:initial-creator>
    <dc:creator>Guru Mc</dc:creator>
    <meta:creation-date>2016-04-21T11:58:35Z</meta:creation-date>
    <dc:date>2016-05-06T10:55:00Z</dc:date>
    <meta:editing-cycles>9</meta:editing-cycles>
    <meta:editing-duration>PT1292184S</meta:editing-duration>
    <meta:document-statistic meta:paragraph-count="71" meta:word-count="619"/>
  </office:meta>
</office:document-meta>
</file>